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8e4" officeooo:paragraph-rsid="0014d8e4"/>
    </style:style>
    <style:style style:name="P2" style:family="paragraph" style:parent-style-name="Standard">
      <style:text-properties officeooo:rsid="001528a2" officeooo:paragraph-rsid="001528a2"/>
    </style:style>
    <style:style style:name="P3" style:family="paragraph" style:parent-style-name="Standard">
      <style:text-properties officeooo:rsid="0018796b" officeooo:paragraph-rsid="0018796b"/>
    </style:style>
    <style:style style:name="P4" style:family="paragraph" style:parent-style-name="Standard">
      <style:text-properties officeooo:rsid="0018846d" officeooo:paragraph-rsid="0018846d"/>
    </style:style>
    <style:style style:name="P5" style:family="paragraph" style:parent-style-name="Standard">
      <style:text-properties officeooo:rsid="0019cdd5" officeooo:paragraph-rsid="0019cdd5"/>
    </style:style>
    <style:style style:name="P6" style:family="paragraph" style:parent-style-name="Standard">
      <style:text-properties officeooo:rsid="001a70cb" officeooo:paragraph-rsid="001a70cb"/>
    </style:style>
    <style:style style:name="P7" style:family="paragraph" style:parent-style-name="Standard">
      <style:text-properties officeooo:rsid="0014d8e4" officeooo:paragraph-rsid="0014d8e4"/>
    </style:style>
    <style:style style:name="P8" style:family="paragraph" style:parent-style-name="Standard">
      <style:text-properties officeooo:rsid="001cb00e" officeooo:paragraph-rsid="001cb00e"/>
    </style:style>
    <style:style style:name="P9" style:family="paragraph" style:parent-style-name="Standard">
      <style:text-properties officeooo:rsid="0018796b" officeooo:paragraph-rsid="0018796b"/>
    </style:style>
    <style:style style:name="P10" style:family="paragraph" style:parent-style-name="Standard">
      <style:text-properties officeooo:rsid="001528a2" officeooo:paragraph-rsid="001528a2"/>
    </style:style>
    <style:style style:name="P11" style:family="paragraph" style:parent-style-name="Standard">
      <style:text-properties officeooo:rsid="001d553a" officeooo:paragraph-rsid="001d553a"/>
    </style:style>
    <style:style style:name="P12" style:family="paragraph" style:parent-style-name="Standard">
      <style:text-properties style:font-name="Ubuntu Mono" officeooo:rsid="001d553a" officeooo:paragraph-rsid="001d553a"/>
    </style:style>
    <style:style style:name="T1" style:family="text">
      <style:text-properties style:font-name="Liberation Serif1"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28a2"/>
    </style:style>
    <style:style style:name="T6" style:family="text">
      <style:text-properties officeooo:rsid="001b9560"/>
    </style:style>
    <style:style style:name="T7" style:family="text">
      <style:text-properties officeooo:rsid="001d55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 session I</text:p>
      <text:p text:style-name="P1"/>
      <text:p text:style-name="P1">1. Assignment</text:p>
      <text:p text:style-name="P1">The operator is a single equal sign, =. It assigns the value on the right to the left. It’s a math convention, e.g., <text:span text:style-name="T4">F=ma</text:span>, <text:span text:style-name="T4">A=</text:span><text:span text:style-name="T1">π</text:span><text:span text:style-name="T4">r</text:span><text:span text:style-name="T3">2</text:span></text:p>
      <text:p text:style-name="P1"/>
      <text:p text:style-name="P8">Constants: 3 3.3 “3.3”</text:p>
      <text:p text:style-name="P8">Variables </text:p>
      <text:p text:style-name="P8">Operators: +, -, /, *, //, %, <text:s/></text:p>
      <text:p text:style-name="P8">Expressions</text:p>
      <text:p text:style-name="P8">Assignment statemnt: varial = expression (contant, an expression connected with operators, function call, mixture of all above )</text:p>
      <text:p text:style-name="P1"/>
      <text:p text:style-name="P1">2. <text:span text:style-name="T5">print()</text:span></text:p>
      <text:p text:style-name="P1"/>
      <text:p text:style-name="P2">Print only prints on the screen. It has nothing to do with the function’s return. </text:p>
      <text:p text:style-name="P2"/>
      <text:p text:style-name="P6">What you print is <text:span text:style-name="T6">not </text:span>necessarily assigned to a variable after a function call. </text:p>
      <text:p text:style-name="P2"/>
      <text:p text:style-name="P2">3. Return</text:p>
      <text:p text:style-name="P2">The output of a function, regardless of you print or not </text:p>
      <text:p text:style-name="P2"/>
      <text:p text:style-name="P3">def foo(x):</text:p>
      <text:p text:style-name="P3"><text:tab/>print x+1 </text:p>
      <text:p text:style-name="P3"><text:tab/>return x*2</text:p>
      <text:p text:style-name="P3">y = foo(5)</text:p>
      <text:p text:style-name="P3"/>
      <text:p text:style-name="P8">f(x): ,…</text:p>
      <text:p text:style-name="P8">f(x) +1 </text:p>
      <text:p text:style-name="P8">f(x+1)</text:p>
      <text:p text:style-name="P3"/>
      <text:p text:style-name="P8">call, argument, return, the 2<text:span text:style-name="T2">nd</text:span> last kind of express is function call </text:p>
      <text:p text:style-name="P8"/>
      <text:p text:style-name="P3">First, the function call foo(5) returns 5*2 which is 10. </text:p>
      <text:p text:style-name="P3">Then the 10 is assigned to y, because of the semantics of <text:s/>= . </text:p>
      <text:p text:style-name="P4"/>
      <text:p text:style-name="P4">So if you want to reuse the output of a function call later, you must use a variable to “carry” the return. </text:p>
      <text:p text:style-name="P2"/>
      <text:p text:style-name="P5">&gt;&gt;&gt; z= foo(foo(5))</text:p>
      <text:p text:style-name="P5">6</text:p>
      <text:p text:style-name="P5">11</text:p>
      <text:p text:style-name="P5"/>
      <text:p text:style-name="P5">Why do we have 6 and 11 ? </text:p>
      <text:p text:style-name="P2"/>
      <text:p text:style-name="P6">The return of a function call, will be lost in memory, unless you assign it/them to a plurality of variables.</text:p>
      <text:p text:style-name="P2"/>
      <text:p text:style-name="P2">4. If – else , <text:span text:style-name="T7">conditional execution </text:span></text:p>
      <text:p text:style-name="P8">Boolean operators: &gt; , &lt; , &gt;=, &lt;=, ==, !=, not, <text:s text:c="2"/>and, or </text:p>
      <text:p text:style-name="P8"><text:soft-page-break/>Boolean expressions: expression connected with (no) boolean operators, e.g.</text:p>
      <text:p text:style-name="P8"><text:s text:c="36"/>is_legit(X, O), is_legit(X,O) and 3 &gt; 5, </text:p>
      <text:p text:style-name="P8"/>
      <text:p text:style-name="P2"/>
      <text:p text:style-name="P8">if condition (boolean exprttession ):</text:p>
      <text:p text:style-name="P8"><text:tab/>do something </text:p>
      <text:p text:style-name="P8">else: (opposite of the condition)</text:p>
      <text:p text:style-name="P8"/>
      <text:p text:style-name="P8">elif <text:s/>equivalent to an if under an else:</text:p>
      <text:p text:style-name="P8">if 3&gt;4 :</text:p>
      <text:p text:style-name="P8"><text:tab/>print (“123”) </text:p>
      <text:p text:style-name="P8">else:</text:p>
      <text:p text:style-name="P8"><text:tab/>if 5&gt;2 :</text:p>
      <text:p text:style-name="P8"><text:tab/><text:tab/>print (“456”)</text:p>
      <text:p text:style-name="P8"><text:tab/>else:</text:p>
      <text:p text:style-name="P8"><text:tab/><text:tab/>print (“789”)</text:p>
      <text:p text:style-name="P8"/>
      <text:p text:style-name="P8">if 3&gt;4 :</text:p>
      <text:p text:style-name="P8"><text:tab/>print (“123”) </text:p>
      <text:p text:style-name="P8">elif 5&gt;2 :</text:p>
      <text:p text:style-name="P8"><text:tab/><text:tab/>print (“456”)</text:p>
      <text:p text:style-name="P8">else:</text:p>
      <text:p text:style-name="P8"><text:tab/>print (“789”)</text:p>
      <text:p text:style-name="P1"/>
      <text:p text:style-name="P11">5. Iterations</text:p>
      <text:p text:style-name="P11">5.1 For-loop: repeat over elements of/ a sequence</text:p>
      <text:p text:style-name="P11">for element in sequence:</text:p>
      <text:p text:style-name="P11"><text:tab/>do something </text:p>
      <text:p text:style-name="P11"/>
      <text:p text:style-name="P11">For exampel, </text:p>
      <text:p text:style-name="P11"/>
      <text:p text:style-name="P12">for i in [1,5,3,6,3]:</text:p>
      <text:p text:style-name="P12"><text:s text:c="4"/>print (I) # body</text:p>
      <text:p text:style-name="P12"/>
      <text:p text:style-name="P11">is equivalent to <text:s text:c="4"/></text:p>
      <text:p text:style-name="P11"><text:s text:c="4"/></text:p>
      <text:p text:style-name="P12">i = 1</text:p>
      <text:p text:style-name="P12">print (i)</text:p>
      <text:p text:style-name="P12">i = 5</text:p>
      <text:p text:style-name="P12">print (i)</text:p>
      <text:p text:style-name="P12">i = 3</text:p>
      <text:p text:style-name="P12">print (i)</text:p>
      <text:p text:style-name="P12">i = 6</text:p>
      <text:p text:style-name="P12">print (i)</text:p>
      <text:p text:style-name="P12">i = 3</text:p>
      <text:p text:style-name="P12">print (i)</text:p>
      <text:p text:style-name="P11"/>
      <text:p text:style-name="P11"/>
      <text:p text:style-name="P11">5.2 while-loop: repeat as long as the condition is true, do-until</text:p>
      <text:p text:style-name="P11">while condition (boolean expression):</text:p>
      <text:p text:style-name="P11"><text:soft-page-break/><text:tab/>do someth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rest Bao</meta:initial-creator>
    <meta:creation-date>2018-02-08T14:56:32.453425455</meta:creation-date>
    <dc:date>2019-05-01T00:15:08.106878702</dc:date>
    <meta:editing-duration>PT10H8M55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3" meta:paragraph-count="72" meta:word-count="363" meta:character-count="1992" meta:non-whitespace-character-count="1608"/>
  </office:meta>
</office:document-meta>
</file>